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6" style:family="paragraph" style:parent-style-name="Heading_20_4">
      <style:paragraph-properties fo:margin-left="-0.019cm" fo:margin-right="0cm" fo:text-align="center" style:justify-single-word="false" fo:text-indent="0.019cm" style:auto-text-indent="false">
        <style:tab-stops/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800000" style:font-name="Ari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DE. IES Haría</text:p>
      <text:p text:style-name="P1">UT1. Actividad de evaluación 2</text:p>
      <text:h text:style-name="P6" text:outline-level="4"><text:span text:style-name="Source_20_Text"><text:span text:style-name="T2">Velocidad de transmisión</text:span></text:span></text:h>
      <text:p text:style-name="P4"><text:span text:style-name="Source_20_Text"><text:span text:style-name="T3"/></text:span></text:p>
      <text:p text:style-name="P4"><text:span text:style-name="Source_20_Text"><text:span text:style-name="T4">Ejercicios</text:span></text:span></text:p>
      <text:p text:style-name="P4"><text:span text:style-name="Source_20_Text"><text:span text:style-name="T1">1. Un ISP ofrece una velocidad de descarga de 3Mbps. Expresa esa misma velocidad en bps, kbps y Gbps 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2. En <text:s/>una red Fast-Ethernet (100Mbps), ¿Qué tamaño máximo de fichero puedo descargar en una hora? Expresa el resultado en MBytes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><text:s/></text:p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3. ¿Cuanto tardará en descargarse en una red Ethernet (10Mbps) un archivo de 1,2Gbytes? <text:s/>Expresa el resultado en minutos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4. Una línea de transmisión de datos tiene una velocidad de 4Mbps. ¿Cuánto tardará en transmitirse por ella un fichero de 95012 Kbytes de tamaño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5. Dispongo de una conexión a Internet con modem de 52kbps y quiero bajarme un fichero de 3,6MB (Megabytes) de tamaño. Suponiendo que la velocidad de conexión fuese máxima durante todo el tiempo. ¿Cuantos segundos tardaré en bajarme el archivo?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9-19T05:48:04</meta:creation-date>
    <dc:date>2012-10-02T00:47:28</dc:date>
    <meta:editing-duration>PT1H19S</meta:editing-duration>
    <meta:editing-cycles>18</meta:editing-cycles>
    <meta:generator>LibreOffice/3.5$Linux_x86 LibreOffice_project/350m1$Build-2</meta:generator>
    <dc:creator>ivan </dc:creator>
    <meta:document-statistic meta:table-count="5" meta:image-count="0" meta:object-count="0" meta:page-count="1" meta:paragraph-count="10" meta:word-count="136" meta:character-count="818" meta:non-whitespace-character-count="687"/>
  </office:meta>
</office:document-meta>
</file>